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Start</text:h>
                    <text:list>
                        <text:list-item>
                            <text:h text:style-name="Heading_20_2" text:outline-level="2">Description</text:h>
                        </text:list-item>
                    </text:list>
                </text:list-item>
            </text:list>

            <text:p text:style-name="Standard"><text:span>This action is executed first when Flow is started. Connect the output from this action to the first next action you want to perform.</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Connect this output to the action you want to be executed first when the Flow starts.</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